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1.961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20"/>
    <style:style style:name="ce2" style:family="table-cell" style:parent-style-name="Default" style:data-style-name="N2"/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Messung</text:p>
          </table:table-cell>
          <table:table-cell office:value-type="string" calcext:value-type="string">
            <text:p>Anfangstemperatur [°C]</text:p>
          </table:table-cell>
          <table:table-cell office:value-type="string" calcext:value-type="string">
            <text:p>Endtemperatur [°C]</text:p>
          </table:table-cell>
          <table:table-cell office:value-type="string" calcext:value-type="string">
            <text:p>Mittelwert [K]</text:p>
          </table:table-cell>
          <table:table-cell office:value-type="string" calcext:value-type="string">
            <text:p>Fallzeit [s]</text:p>
          </table:table-cell>
          <table:table-cell office:value-type="string" calcext:value-type="string">
            <text:p>Kugel</text:p>
          </table:table-cell>
          <table:table-cell office:value-type="string" calcext:value-type="string">
            <text:p>Streck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Fehler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style-name="ce2" office:value-type="float" office:value="0.42" calcext:value-type="float">
            <text:p>0.42</text:p>
          </table:table-cell>
          <table:table-cell/>
          <table:table-cell office:value-type="string" calcext:value-type="string">
            <text:p>0.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table:formula="of:=([.B3]+[.C3])/2 + 273.15" office:value-type="float" office:value="285" calcext:value-type="float">
            <text:p>285.00</text:p>
          </table:table-cell>
          <table:table-cell table:formula="of:=120+16.4" office:value-type="float" office:value="136.4" calcext:value-type="float">
            <text:p>136.4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table:formula="of:=([.B4]+[.C4])/2 + 273.15" office:value-type="float" office:value="286.35" calcext:value-type="float">
            <text:p>286.35</text:p>
          </table:table-cell>
          <table:table-cell table:formula="of:=60+58" office:value-type="float" office:value="118" calcext:value-type="float">
            <text:p>118.0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.0</text:p>
          </table:table-cell>
          <table:table-cell office:value-type="float" office:value="14.2" calcext:value-type="float">
            <text:p>14.2</text:p>
          </table:table-cell>
          <table:table-cell table:formula="of:=([.B5]+[.C5])/2 + 273.15" office:value-type="float" office:value="287.25" calcext:value-type="float">
            <text:p>287.25</text:p>
          </table:table-cell>
          <table:table-cell table:formula="of:=60+45.5" office:value-type="float" office:value="105.5" calcext:value-type="float">
            <text:p>105.5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table:formula="of:=([.B6]+[.C6])/2 + 273.15" office:value-type="float" office:value="287.95" calcext:value-type="float">
            <text:p>287.95</text:p>
          </table:table-cell>
          <table:table-cell table:formula="of:=60+35.9" office:value-type="float" office:value="95.9" calcext:value-type="float">
            <text:p>95.9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table:formula="of:=([.B7]+[.C7])/2 + 273.15" office:value-type="float" office:value="288.5" calcext:value-type="float">
            <text:p>288.50</text:p>
          </table:table-cell>
          <table:table-cell table:formula="of:=60+27.5" office:value-type="float" office:value="87.5" calcext:value-type="float">
            <text:p>87.5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.0</text:p>
          </table:table-cell>
          <table:table-cell office:value-type="float" office:value="16.1" calcext:value-type="float">
            <text:p>16.1</text:p>
          </table:table-cell>
          <table:table-cell table:formula="of:=([.B8]+[.C8])/2 + 273.15" office:value-type="float" office:value="289.2" calcext:value-type="float">
            <text:p>289.20</text:p>
          </table:table-cell>
          <table:table-cell table:formula="of:=60+21" office:value-type="float" office:value="81" calcext:value-type="float">
            <text:p>81.0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table:formula="of:=([.B9]+[.C9])/2 + 273.15" office:value-type="float" office:value="289.75" calcext:value-type="float">
            <text:p>289.75</text:p>
          </table:table-cell>
          <table:table-cell table:formula="of:=60+18.2" office:value-type="float" office:value="78.2" calcext:value-type="float">
            <text:p>78.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1" calcext:value-type="float">
            <text:p>17.1</text:p>
          </table:table-cell>
          <table:table-cell office:value-type="float" office:value="17.2" calcext:value-type="float">
            <text:p>17.2</text:p>
          </table:table-cell>
          <table:table-cell table:formula="of:=([.B10]+[.C10])/2 + 273.15" office:value-type="float" office:value="290.3" calcext:value-type="float">
            <text:p>290.30</text:p>
          </table:table-cell>
          <table:table-cell table:formula="of:=60+12.4" office:value-type="float" office:value="72.4" calcext:value-type="float">
            <text:p>72.4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table:formula="of:=([.B11]+[.C11])/2 + 273.15" office:value-type="float" office:value="290.8" calcext:value-type="float">
            <text:p>290.80</text:p>
          </table:table-cell>
          <table:table-cell table:formula="of:=60+10.4" office:value-type="float" office:value="70.4" calcext:value-type="float">
            <text:p>70.4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Gegen Glas geklop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.0</text:p>
          </table:table-cell>
          <table:table-cell office:value-type="float" office:value="18.1" calcext:value-type="float">
            <text:p>18.1</text:p>
          </table:table-cell>
          <table:table-cell table:formula="of:=([.B12]+[.C12])/2 + 273.15" office:value-type="float" office:value="291.2" calcext:value-type="float">
            <text:p>291.20</text:p>
          </table:table-cell>
          <table:table-cell table:formula="of:=60+7" office:value-type="float" office:value="67" calcext:value-type="float">
            <text:p>67.0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table:formula="of:=([.B13]+[.C13])/2 + 273.15" office:value-type="float" office:value="291.6" calcext:value-type="float">
            <text:p>291.60</text:p>
          </table:table-cell>
          <table:table-cell office:value-type="float" office:value="64.6" calcext:value-type="float">
            <text:p>64.6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.0</text:p>
          </table:table-cell>
          <table:table-cell office:value-type="float" office:value="11.3" calcext:value-type="float">
            <text:p>11.3</text:p>
          </table:table-cell>
          <table:table-cell table:formula="of:=([.B14]+[.C14])/2 + 273.15" office:value-type="float" office:value="284.3" calcext:value-type="float">
            <text:p>284.30</text:p>
          </table:table-cell>
          <table:table-cell office:value-type="float" office:value="61.1" calcext:value-type="float">
            <text:p>61.1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12.9" calcext:value-type="float">
            <text:p>12.9</text:p>
          </table:table-cell>
          <table:table-cell table:formula="of:=([.B15]+[.C15])/2 + 273.15" office:value-type="float" office:value="285.95" calcext:value-type="float">
            <text:p>285.9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table:formula="of:=([.B16]+[.C16])/2 + 273.15" office:value-type="float" office:value="286.9" calcext:value-type="float">
            <text:p>286.90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table:formula="of:=([.B17]+[.C17])/2 + 273.15" office:value-type="float" office:value="287.7" calcext:value-type="float">
            <text:p>287.70</text:p>
          </table:table-cell>
          <table:table-cell office:value-type="float" office:value="1.75138888888889" calcext:value-type="float">
            <text:p>1.8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.2" calcext:value-type="float">
            <text:p>15.2</text:p>
          </table:table-cell>
          <table:table-cell table:formula="of:=([.B18]+[.C18])/2 + 273.15" office:value-type="float" office:value="288.35" calcext:value-type="float">
            <text:p>288.35</text:p>
          </table:table-cell>
          <table:table-cell office:value-type="float" office:value="39" calcext:value-type="float">
            <text:p>39.0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8" calcext:value-type="float">
            <text:p>15.8</text:p>
          </table:table-cell>
          <table:table-cell table:formula="of:=([.B19]+[.C19])/2 + 273.15" office:value-type="float" office:value="288.95" calcext:value-type="float">
            <text:p>288.95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.4" calcext:value-type="float">
            <text:p>16.4</text:p>
          </table:table-cell>
          <table:table-cell table:formula="of:=([.B20]+[.C20])/2 + 273.15" office:value-type="float" office:value="289.55" calcext:value-type="float">
            <text:p>289.55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.0</text:p>
          </table:table-cell>
          <table:table-cell table:formula="of:=([.B21]+[.C21])/2 + 273.15" office:value-type="float" office:value="290.15" calcext:value-type="float">
            <text:p>290.15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5" calcext:value-type="float">
            <text:p>17.5</text:p>
          </table:table-cell>
          <table:table-cell table:formula="of:=([.B22]+[.C22])/2 + 273.15" office:value-type="float" office:value="290.65" calcext:value-type="float">
            <text:p>290.65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.9" calcext:value-type="float">
            <text:p>17.9</text:p>
          </table:table-cell>
          <table:table-cell table:formula="of:=([.B23]+[.C23])/2 + 273.15" office:value-type="float" office:value="291.05" calcext:value-type="float">
            <text:p>291.05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3" calcext:value-type="float">
            <text:p>18.3</text:p>
          </table:table-cell>
          <table:table-cell office:value-type="float" office:value="18.4" calcext:value-type="float">
            <text:p>18.4</text:p>
          </table:table-cell>
          <table:table-cell table:formula="of:=([.B24]+[.C24])/2 + 273.15" office:value-type="float" office:value="291.5" calcext:value-type="float">
            <text:p>291.50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</text:p>
          </table:table-cell>
          <table:table-cell office:value-type="float" office:value="10.4" calcext:value-type="float">
            <text:p>10.4</text:p>
          </table:table-cell>
          <table:table-cell table:formula="of:=([.B25]+[.C25])/2 + 273.15" office:value-type="float" office:value="283.35" calcext:value-type="float">
            <text:p>283.35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office:value-type="float" office:value="12.3" calcext:value-type="float">
            <text:p>12.3</text:p>
          </table:table-cell>
          <table:table-cell table:formula="of:=([.B26]+[.C26])/2 + 273.15" office:value-type="float" office:value="285.4" calcext:value-type="float">
            <text:p>285.40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.4" calcext:value-type="float">
            <text:p>13.4</text:p>
          </table:table-cell>
          <table:table-cell table:formula="of:=([.B27]+[.C27])/2 + 273.15" office:value-type="float" office:value="286.55" calcext:value-type="float">
            <text:p>286.55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 table:formula="of:=([.B28]+[.C28])/2 + 273.15" office:value-type="float" office:value="287.4" calcext:value-type="float">
            <text:p>287.4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.0</text:p>
          </table:table-cell>
          <table:table-cell table:formula="of:=([.B29]+[.C29])/2 + 273.15" office:value-type="float" office:value="288.1" calcext:value-type="float">
            <text:p>288.10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6" calcext:value-type="float">
            <text:p>15.6</text:p>
          </table:table-cell>
          <table:table-cell table:formula="of:=([.B30]+[.C30])/2 + 273.15" office:value-type="float" office:value="288.75" calcext:value-type="float">
            <text:p>288.7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.2" calcext:value-type="float">
            <text:p>16.2</text:p>
          </table:table-cell>
          <table:table-cell table:formula="of:=([.B31]+[.C31])/2 + 273.15" office:value-type="float" office:value="289.35" calcext:value-type="float">
            <text:p>289.35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.8" calcext:value-type="float">
            <text:p>16.8</text:p>
          </table:table-cell>
          <table:table-cell table:formula="of:=([.B32]+[.C32])/2 + 273.15" office:value-type="float" office:value="289.95" calcext:value-type="float">
            <text:p>289.9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3" calcext:value-type="float">
            <text:p>17.3</text:p>
          </table:table-cell>
          <table:table-cell table:formula="of:=([.B33]+[.C33])/2 + 273.15" office:value-type="float" office:value="290.45" calcext:value-type="float">
            <text:p>290.45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.7</text:p>
          </table:table-cell>
          <table:table-cell office:value-type="float" office:value="17.8" calcext:value-type="float">
            <text:p>17.8</text:p>
          </table:table-cell>
          <table:table-cell table:formula="of:=([.B34]+[.C34])/2 + 273.15" office:value-type="float" office:value="290.9" calcext:value-type="float">
            <text:p>290.90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.2" calcext:value-type="float">
            <text:p>18.2</text:p>
          </table:table-cell>
          <table:table-cell table:formula="of:=([.B35]+[.C35])/2 + 273.15" office:value-type="float" office:value="291.35" calcext:value-type="float">
            <text:p>291.35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0.8" calcext:value-type="float">
            <text:p>10.8</text:p>
          </table:table-cell>
          <table:table-cell table:formula="of:=([.B36]+[.C36])/2 + 273.15" office:value-type="float" office:value="283.8" calcext:value-type="float">
            <text:p>283.80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table:formula="of:=([.B37]+[.C37])/2 + 273.15" office:value-type="float" office:value="285.6" calcext:value-type="float">
            <text:p>285.60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.6" calcext:value-type="float">
            <text:p>13.6</text:p>
          </table:table-cell>
          <table:table-cell table:formula="of:=([.B38]+[.C38])/2 + 273.15" office:value-type="float" office:value="286.75" calcext:value-type="float">
            <text:p>286.7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table:formula="of:=([.B39]+[.C39])/2 + 273.15" office:value-type="float" office:value="287.5" calcext:value-type="float">
            <text:p>287.50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.1" calcext:value-type="float">
            <text:p>15.1</text:p>
          </table:table-cell>
          <table:table-cell table:formula="of:=([.B40]+[.C40])/2 + 273.15" office:value-type="float" office:value="288.25" calcext:value-type="float">
            <text:p>288.25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7" calcext:value-type="float">
            <text:p>15.7</text:p>
          </table:table-cell>
          <table:table-cell table:formula="of:=([.B41]+[.C41])/2 + 273.15" office:value-type="float" office:value="288.85" calcext:value-type="float">
            <text:p>288.8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table:formula="of:=([.B42]+[.C42])/2 + 273.15" office:value-type="float" office:value="289.5" calcext:value-type="float">
            <text:p>289.50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Sehr weit am Rand, Verstoppt, ca. 0.3 se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 office:value-type="float" office:value="16.9" calcext:value-type="float">
            <text:p>16.9</text:p>
          </table:table-cell>
          <table:table-cell table:formula="of:=([.B43]+[.C43])/2 + 273.15" office:value-type="float" office:value="290" calcext:value-type="float">
            <text:p>290.0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4" calcext:value-type="float">
            <text:p>17.4</text:p>
          </table:table-cell>
          <table:table-cell table:formula="of:=([.B44]+[.C44])/2 + 273.15" office:value-type="float" office:value="290.55" calcext:value-type="float">
            <text:p>290.55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.8" calcext:value-type="float">
            <text:p>17.8</text:p>
          </table:table-cell>
          <table:table-cell table:formula="of:=([.B45]+[.C45])/2 + 273.15" office:value-type="float" office:value="290.95" calcext:value-type="float">
            <text:p>290.9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.2" calcext:value-type="float">
            <text:p>18.2</text:p>
          </table:table-cell>
          <table:table-cell table:formula="of:=([.B46]+[.C46])/2 + 273.15" office:value-type="float" office:value="291.35" calcext:value-type="float">
            <text:p>291.35</text:p>
          </table:table-cell>
          <table:table-cell office:value-type="float" office:value="18" calcext:value-type="float">
            <text:p>18.0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table:number-columns-repeated="4"/>
          <table:table-cell table:style-name="ce2" office:value-type="string" calcext:value-type="string">
            <text:p>20.60</text:p>
          </table:table-cell>
          <table:table-cell office:value-type="string" calcext:value-type="string">
            <text:p>Anfangstemperatur</text:p>
          </table:table-cell>
        </table:table-row>
        <table:table-row table:style-name="ro1" table:number-rows-repeated="104852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3:Sheet1.H47" table:contains-header="false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7:06:30.578559694</meta:creation-date>
    <dc:date>2014-05-16T17:37:02.252121569</dc:date>
    <meta:editing-duration>PT24M23S</meta:editing-duration>
    <meta:editing-cycles>9</meta:editing-cycles>
    <meta:generator>LibreOffice/4.1.3.2$Linux_X86_64 LibreOffice_project/410m0$Build-2</meta:generator>
    <meta:document-statistic meta:table-count="1" meta:cell-count="331" meta:object-count="0"/>
  </office:meta>
</office:document-meta>
</file>